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259F00000EC7CBC4FCE1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800000" draw:fill="none" draw:fill-color="#c0c0c0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/>
    </style:style>
    <style:style style:name="gr3" style:family="graphic" style:parent-style-name="standard">
      <style:graphic-properties svg:stroke-color="#ff00ff" draw:fill="none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paragraph-properties fo:text-align="center"/>
      <style:text-properties fo:font-size="4pt" style:font-size-asian="4pt" style:font-size-complex="4pt"/>
    </style:style>
    <style:style style:name="P4" style:family="paragraph">
      <style:paragraph-properties fo:text-align="center"/>
      <style:text-properties fo:font-family="'Bickham Script Pro Semibold'" style:font-family-generic="script" style:font-pitch="variable"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4pt" style:font-size-asian="4pt" style:font-size-complex="4pt"/>
    </style:style>
    <style:style style:name="T3" style:family="text">
      <style:text-properties fo:font-family="'Bickham Script Pro Semibold'" style:font-family-generic="script" style:font-pitch="variable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Zing1">
        <draw:path draw:style-name="gr1" draw:text-style-name="P1" draw:layer="layout" svg:width="37.086cm" svg:height="8.328cm" svg:x="0.538cm" svg:y="4.194cm" svg:viewBox="0 0 37087 8329" svg:d="m36344 851c-16 10-32 19-48 28v84c21-36 37-74 48-112zm-490 257v243c141-79 259-166 346-260v-157c-113 62-228 120-346 174zm-545 213v276c160-59 310-122 445-192v-253c-145 62-294 119-445 169zm-629 179v292c176-47 352-99 520-157v-278c-170 54-344 101-520 143zm-704 140v313c184-36 383-80 584-130v-295c-192 43-387 80-584 112zm-289 33c-9 113-20 228-26 337 56-9 114-20 175-31v-317c-52 7-99 8-149 11zm2662-1092c-18 8-35 16-53 24v195c22-12 44-25 66-37 8-76 8-121-13-182zm-495 207v229c119-52 234-108 346-166v-204c-115 49-230 96-346 141zm-545 190v250c151-51 300-107 445-168v-234c-147 55-295 105-445 152zm-629 165v266c174-41 348-90 520-145v-253c-171 50-344 94-520 132zm-704 115v279c192-23 388-57 584-100v-269c-190 38-385 68-584 90zm-254 24c-6 109-15 174-21 283 45-3 90-7 135-12v-280c-38 3-76 6-114 9zm-31933 3297h299l1-384c184 15 138 257 211 288v323h302v-330c312 44 497 256 763 321l-1 430h301l-2-430c242 56 490 182 736 242l-1 546h302l1-556c56 16 566 222 763 266v611h302v-619c252 57 500 188 747 243v647h300l-2-646c248 56 497 177 742 231l-1 650h301l-3-656c253 56 507 182 758 235v641h299l1-644c247 51 493 167 739 216v608h297l3-619c258 49 516 166 775 212v569h300l3-570c243 42 485 133 731 170v529h299l1-541c242 34 486 124 733 155v499h300v-501c257 29 517 95 780 119v475h300l-2-488c333 28 674 91 1020 110l1 487h299v-472c252 12 507 21 767 27v468h300v-462c236 3 476 4 720 3v448h300v-449c262 5 523 7 784 7v455h300v-456c250-2 498-5 745-10v445h300v-451c254-6 507-14 757-23v467h300v-478c252-11 501-23 748-36v464h300v-480c256-15 511-59 759-77l-2 485h300v-478c253-19 504-59 747-80l-2 475h300v-481c253-23 500-81 740-106l-1 481h300v-477c257-27 502-82 740-110l2 452h300v-462c263-33 516-109 750-142l-3 448h300v-448c275-40 530-141 755-179l-3 449h300v-441c166-30 655-204 761-226l-1 454h300v-443c255-59 506-210 753-282v476h300v-481c262-75 460-280 725-366 1 183 1 367 2 550h300v-547c277-109 615-928 776-928-1 73-1 369-2 442h299c1-73 3-145 4-218l1-1v-223c224-220 109-801 356-803 0 66 1 287 2 431l297 3c2-3 3-6 5-10-2-142-5-362-5-426 78-6 292-222 332-309 61-166 115-339 157-523 133-573 190-1053 184-1627 957-22 1889-307 2539-568-15-27-127-122-97-237 149-30 237-176 398-188 47-6 71 59 106 88 22-122 115-202 140-210 116-51 179-1 252 18 73-21 89-7 110 15 10 36-3 70-43 107 18 46 18 61 6 121-12 52 29 104 24 119-7 31-33-7-39 12-16 44-44 59-67 133-7 34-39-8-106-9-37 92-79 98-119 146 82-24 146 6 131 122-34 155-241 347-334 441-17 17 25-77 6-64-29 29-38 63-37 57-595 669-1181 881-2014 1589-705 512-1968 2654-2681 3922-494 696-582 1296-1155 1367-9701 79-19395 132-29096 211-212-1711-456-3420-651-5148-322-303-496-425-858-547-20-39-19-79-51-146 91-31 193-71 280-94 224 16 420 28 651 51 95 359 251 986 312 1130 112 4 71 123 112 179v404h299l-2-393c162 12 90 382 136 414z">
          <text:p/>
        </draw:path>
        <draw:g>
          <draw:rect draw:style-name="gr2" draw:text-style-name="P2" draw:layer="layout" svg:width="0.087cm" svg:height="0.167cm" svg:x="11.822cm" svg:y="5.069cm">
            <text:p text:style-name="P1"><text:span text:style-name="T1">2</text:span></text:p>
            <text:p text:style-name="P1"><text:span text:style-name="T1">6</text:span></text:p>
          </draw:rect>
          <draw:path draw:style-name="gr3" draw:text-style-name="P1" draw:layer="layout" svg:width="7.557cm" svg:height="7.005cm" svg:x="7.949cm" svg:y="0.1cm" svg:viewBox="0 0 7558 7006" svg:d="m3630 5370-2 1636c-345-870-446-1752-1516-2051-212-86-609-265-1118-589s-959-813-992-1475c-14-330 52-787 370-1330 139-258 396-1416 390-1561 96 0 179 7 285 7-3 215-39 444-95 678 7 60 49 109 105 125 893-40 1777-120 2677-122 44 0 88 0 132 0 886 3 1757 83 2636 122 56-16 98-65 105-125-56-234-92-463-95-678 106 0 189-7 285-7-6 145 251 1303 390 1561 318 543 384 1000 370 1330-33 662-483 1151-992 1475s-906 503-1118 589c-1070 299-1171 1181-1516 2051l-2-1636zm-2579-4354c-80 0-197 42-232 142-99 311-214 617-309 893 10 55 51 100 103 115h6333c52-15 93-60 103-115-95-276-210-582-309-893-35-100-152-142-232-142-881-40-1754-122-2642-125-44 0-88 0-132 0-902 2-1788 84-2683 125zm-444 1356c-80 0-282 3-301 513 33 456 185 667 542 998 567 535 1846 845 2859 853 53 0 106 0 159 0 1011-9 2280-320 2845-853 357-331 509-542 542-998-19-510-221-513-301-513z">
            <text:p/>
          </draw:path>
        </draw:g>
        <draw:g>
          <draw:rect draw:style-name="gr2" draw:text-style-name="P2" draw:layer="layout" svg:width="0.418cm" svg:height="0.397cm" svg:x="19.23cm" svg:y="4.766cm">
            <text:p text:style-name="P1"><text:span text:style-name="T1">2</text:span></text:p>
            <text:p text:style-name="P1"><text:span text:style-name="T1">7</text:span></text:p>
          </draw:rect>
          <draw:path draw:style-name="gr3" draw:text-style-name="P1" draw:layer="layout" svg:width="7.359cm" svg:height="6.885cm" svg:x="15.659cm" svg:y="0.1cm" svg:viewBox="0 0 7360 6886" svg:d="m3531 5144-1 1742c-286-990-446-1696-828-1845-199-105-1158-516-1667-840s-899-688-1005-1277 86-913 317-1349c218-377 390-1430 384-1575h291c-14 224-42 446-82 661 9 56 51 102 104 118 857-39 1707-119 2571-121 44 0 88 0 132 0 864 2 1712 82 2569 121 53-16 95-62 104-118-40-215-68-437-82-661h291c-6 145 166 1198 384 1575 231 436 423 760 317 1349s-496 953-1005 1277-1468 735-1667 840c-382 149-542 855-828 1845l-1-1742zm-2493-4159c-80 0-189 47-206 142-57 205-124 398-200 573-58 133-110 234-155 323 7 60 50 109 105 125h6196c55-16 98-65 105-125-45-89-97-190-155-323-76-175-143-368-200-573-17-95-126-142-206-142-859-40-1709-121-2575-124-44 0-88 0-132 0-866 3-1718 84-2577 124zm-462 1369c-80 0-243 34-248 142-8 96-7 210 6 355 26 338 185 542 542 873 564 532 1708 795 2712 806 53 1 106 1 159 1 1009-3 2168-270 2737-807 357-331 516-535 542-873 13-145 14-259 6-355-5-108-168-142-248-142z">
            <text:p/>
          </draw:path>
        </draw:g>
        <draw:g>
          <draw:rect draw:style-name="gr2" draw:text-style-name="P2" draw:layer="layout" svg:width="0.418cm" svg:height="0.397cm" svg:x="26.543cm" svg:y="4.517cm">
            <text:p text:style-name="P1"><text:span text:style-name="T1">2</text:span></text:p>
            <text:p text:style-name="P1"><text:span text:style-name="T1">8</text:span></text:p>
          </draw:rect>
          <draw:path draw:style-name="gr3" draw:text-style-name="P1" draw:layer="layout" svg:width="7.041cm" svg:height="6.761cm" svg:x="23.154cm" svg:y="0.1cm" svg:viewBox="0 0 7042 6762" svg:d="m3372 4896v1865c-198-927-283-1647-730-1879-218-132-1019-424-1627-794s-860-674-972-1237 7-801 238-1237c212-410 407-1469 401-1614 96 0 185 7 291 7-14 221-57 459-101 678 13 51 52 91 101 106 820-36 1630-114 2461-113 44 0 88 1 132 1 845 4 1669 76 2504 113 49-15 88-55 101-106-44-219-87-457-101-678 106 0 195-7 291-7-6 145 189 1204 401 1614 231 436 350 674 238 1237s-364 867-972 1237-1409 662-1627 794c-447 232-532 952-730 1879v-1865zm-2405-3899c-80 0-191 55-207 142-65 225-141 436-221 621-62 143-79 188-120 284-33 100 58 106 126 106l5953 1c68 0 159-6 126-106-41-96-58-141-120-284-80-185-156-396-221-621-16-87-127-142-207-142-837-38-1663-111-2510-116-44 0-88-1-132-1-833 0-1645 79-2467 116zm-523 1357c-66 0-123 43-143 103-1 116 21 254 72 447 74 281 166 410 523 741 569 537 1562 704 2564 708 53 0 106 0 159 0 989-5 1965-177 2528-707 357-331 449-460 523-741 51-193 73-331 72-447-20-60-77-103-143-103z">
            <text:p/>
          </draw:path>
        </draw:g>
        <draw:g>
          <draw:rect draw:style-name="gr2" draw:text-style-name="P2" draw:layer="layout" svg:width="0.43cm" svg:height="0.404cm" svg:x="33.674cm" svg:y="4.279cm">
            <text:p text:style-name="P1"><text:span text:style-name="T1">2</text:span></text:p>
            <text:p text:style-name="P1"><text:span text:style-name="T1">9</text:span></text:p>
          </draw:rect>
          <draw:path draw:style-name="gr3" draw:text-style-name="P1" draw:layer="layout" svg:width="6.811cm" svg:height="6.409cm" svg:x="30.336cm" svg:y="0.1cm" svg:viewBox="0 0 6812 6410" svg:d="m3256 4598v1812c-154-1052-191-1484-618-1726-218-132-846-311-1607-780s-921-853-1006-1138 54-853 292-1316c205-404 290-1305 284-1450h291c-14 220-34 430-62 629h3c-1 7-2 15-2 22 0 68 45 125 106 143 804-36 1600-110 2412-112 44 0 88 0 132 0 806 2 1596 76 2394 112 61-18 106-75 106-143 0-7-1-15-2-22h3c-28-199-48-409-62-629h291c-6 145 79 1046 284 1450 238 463 377 1031 292 1316s-245 669-1006 1138-1389 648-1607 780c-427 242-464 674-618 1726v-1812zm-2325-3598c-80 0-191 39-201 142-40 155-89 298-148 427-63 137-121 278-167 421 7 60 49 109 105 126h5772c56-17 98-66 105-126-46-143-104-284-167-421-59-129-108-272-148-427-10-103-121-142-201-142-800-37-1592-112-2400-115-44 0-88 0-132 0-814 2-1612 78-2418 115zm-417 1322c-80 0-178 7-191 142-5 119 6 235 40 347 84 277 245 378 609 683 610 447 1379 680 2376 681 53 0 106 0 159-1 976-10 1732-239 2333-680 364-305 525-406 609-683 34-112 45-228 40-347-13-135-111-142-191-142z">
            <text:p/>
          </draw:path>
        </draw:g>
        <draw:g>
          <draw:rect draw:style-name="gr2" draw:text-style-name="P2" draw:layer="layout" svg:width="0.418cm" svg:height="0.397cm" svg:x="3.838cm" svg:y="5.287cm">
            <text:p text:style-name="P1"><text:span text:style-name="T1">2</text:span></text:p>
            <text:p text:style-name="P1"><text:span text:style-name="T1">5</text:span></text:p>
          </draw:rect>
          <draw:path draw:style-name="gr3" draw:text-style-name="P1" draw:layer="layout" svg:width="7.738cm" svg:height="7.083cm" svg:x="0.1cm" svg:y="0.1cm" svg:viewBox="0 0 7739 7084" svg:d="m3721 5664 1 1420c-446-928-625-1482-1776-1958-370-166-607-231-1031-515s-854-714-913-1653c-14-330 66-794 384-1337 139-258 395-1402 388-1621l291 7c0 149-43 577-92 768 1 67 45 123 106 141 909-41 1810-124 2728-126 44 0 88 0 132 0 915 2 1814 85 2722 126 61-18 105-74 106-141-49-191-92-619-92-768l291-7c-7 219 249 1363 388 1621 318 543 398 1007 384 1337-59 939-489 1369-913 1653s-661 349-1031 515c-1151 476-1330 1030-1776 1958l1-1420zm-2648-4542c-80 0-217 29-251 142-105 308-229 626-329 915 11 54 51 98 103 113h6548c52-15 92-59 103-113-100-289-224-607-329-915-34-113-171-142-251-142-910-42-1811-126-2728-129-44 0-88 0-132 0-921 3-1823 87-2734 129zm-483 1376c-80 0-297 121-284 466 47 642 192 900 549 1231 564 533 1908 807 2925 818 53 1 106 1 159 1 1018-3 2377-282 2946-819 357-331 502-589 549-1231 13-345-204-466-284-466z">
            <text:p/>
          </draw:path>
        </draw:g>
        <draw:g>
          <draw:rect draw:style-name="gr2" draw:text-style-name="P3" draw:layer="layout" svg:width="0.119cm" svg:height="0.179cm" svg:x="15.69cm" svg:y="9.375cm">
            <text:p text:style-name="P1"><text:span text:style-name="T2">30</text:span></text:p>
          </draw:rect>
          <draw:path draw:style-name="gr3" draw:text-style-name="P1" draw:layer="layout" svg:width="6.443cm" svg:height="5.719cm" svg:x="12.546cm" svg:y="5.282cm" svg:viewBox="0 0 6444 5720" svg:d="m3072 4369v1350c-94-631-89-852-465-1138-232-166-906-411-1561-775s-907-642-999-893-59-700 179-1163c205-404 270-1475 264-1620h298v3c795-43 1582-134 2382-133 45 0 89 1 133 1 790 6 1568 90 2352 133v-3h298c-6 145 59 1216 264 1620 238 463 271 912 179 1163s-344 529-999 893-1329 609-1561 775c-376 286-371 507-465 1138v-1350zm-2297-4036c-11 150-23 305-39 458 11 54 51 98 103 113 777-42 1551-82 2331-79 36 0 71 1 106 1 780 4 1552 37 2328 79 52-15 92-59 103-113-16-153-28-308-39-458-788-42-1570-125-2365-130-44 0-88-1-133-1-804-2-1596 88-2395 130zm58 777c-80 0-146 63-150 142h-7c-41 251-96 477-173 644-33 73-63 137-89 196 4 64 47 118 106 135l5403 1c59-17 102-71 106-135-26-59-56-123-89-196-77-167-132-393-173-644h-7c-4-79-70-142-150-142-778-43-1552-77-2334-82-35 0-70-1-106-1-782-3-1558 39-2337 82zm-319 1323c-80 0-229 36-210 142 6 78 23 165 54 267 84 277 390 403 641 595 611 379 1173 599 2144 608 53 1 106 1 159 1 971-3 1532-229 2142-608 251-192 557-318 641-595 31-102 48-189 54-267 19-106-130-142-210-142z">
            <text:p/>
          </draw:path>
        </draw:g>
        <draw:g>
          <draw:rect draw:style-name="gr2" draw:text-style-name="P2" draw:layer="layout" svg:width="0.343cm" svg:height="0.179cm" svg:x="22.993cm" svg:y="8.938cm">
            <text:p text:style-name="P1"><text:span text:style-name="T1">3</text:span></text:p>
            <text:p text:style-name="P1"><text:span text:style-name="T1">1</text:span></text:p>
          </draw:rect>
          <draw:path draw:style-name="gr3" draw:text-style-name="P1" draw:layer="layout" svg:width="6.298cm" svg:height="5.129cm" svg:x="19.991cm" svg:y="5.032cm" svg:viewBox="0 0 6299 5130" svg:d="m3000 4199v931c-62-246-71-533-333-759-239-185-741-305-1568-675s-972-734-1045-920-106-548 132-1011c182-359 307-1243 328-1535v-79h3v-1c854-49 1700-147 2563-150 53 0 106 0 159 0 856 4 1695 101 2544 150v1h3v79c21 292 146 1176 328 1535 238 463 205 825 132 1011s-218 550-1045 920-1329 490-1568 675c-262 226-271 513-333 759v-931zm-2194-3848c-55 581-193 1268-388 1705-13 29-25 57-35 85 5 62 48 112 105 129h5324c57-17 100-67 105-129-10-28-22-56-35-85-195-437-333-1124-388-1705-752-48-1496-144-2255-148-53 0-106 0-159 0-766 3-1516 100-2274 148zm-324 2125c-80 0-170 49-162 142 41 214 192 397 468 576 629 356 1327 631 2319 636 35 0 70 0 106 0 981-7 1674-282 2299-636 276-179 427-362 468-576 8-93-82-142-162-142z">
            <text:p/>
          </draw:path>
        </draw:g>
        <draw:g>
          <draw:rect draw:style-name="gr2" draw:text-style-name="P2" draw:layer="layout" svg:width="0.418cm" svg:height="0.397cm" svg:x="8.096cm" svg:y="8.834cm">
            <text:p text:style-name="P1"><text:span text:style-name="T1">3</text:span></text:p>
            <text:p text:style-name="P1"><text:span text:style-name="T1">2</text:span></text:p>
          </draw:rect>
          <draw:path draw:style-name="gr3" draw:text-style-name="P1" draw:layer="layout" svg:width="6.134cm" svg:height="4.389cm" svg:x="5.12cm" svg:y="5.374cm" svg:viewBox="0 0 6135 4390" svg:d="m2917 3838v349h1v203c-95-387-334-505-808-629-508-133-1148-222-1708-548s-410-840-285-1231c147-377 351-1131 444-1852 56 1 120 3 181 6 769-45 1530-137 2308-136 44 0 88 1 132 1 744 8 1474 92 2211 135 61-3 125-5 181-6 93 721 297 1475 444 1852 125 391 275 905-285 1231s-1200 415-1708 548c-474 124-713 242-808 629v-203h1v-349zm-2068-3502c-51 535-321 1274-448 1813 19 22 43 38 71 46h5191c28-8 52-24 71-46-127-539-397-1278-448-1813-702-42-1396-125-2104-132-44 0-88-1-132-1-742-2-1467 89-2201 133zm-383 2065c-51 0-96 25-123 64-10 92-11 171 2 234 58 275 724 517 1388 648 424 89 725 104 1264 109 44 0 88 0 132 0 544-5 847-20 1273-109 664-131 1330-373 1388-648 13-63 12-142 2-234-27-39-72-64-123-64z">
            <text:p/>
          </draw:path>
        </draw:g>
        <draw:g>
          <draw:frame draw:style-name="gr4" draw:text-style-name="P1" draw:layer="layout" svg:width="11.2cm" svg:height="4cm" svg:x="1.405cm" svg:y="12.727cm">
            <draw:image xlink:href="Pictures/100000000000259F00000EC7CBC4FCE1.png" xlink:type="simple" xlink:show="embed" xlink:actuate="onLoad">
              <text:p/>
            </draw:image>
          </draw:frame>
          <draw:rect draw:style-name="gr2" draw:text-style-name="P4" draw:layer="layout" svg:width="11.272cm" svg:height="0.82cm" svg:x="1.402cm" svg:y="16.726cm">
            <text:p text:style-name="P1"><text:span text:style-name="T3">Frégate suédoise de 40 bouches à feu le Chapman</text:span></text:p>
          </draw:rect>
          <draw:path draw:style-name="gr5" draw:text-style-name="P1" draw:layer="layout" svg:width="13.994cm" svg:height="4.985cm" svg:x="0.17cm" svg:y="12.665cm" svg:viewBox="0 0 13995 4986" svg:d="m250 1v-1h13493 2v0c137 1 248 113 248 250h2v4486h-2c0 137-111 249-248 250v0h-2-13493c-138 0-250-112-250-250v-4485-1 0c1-138 112-249 250-249z">
            <text:p/>
          </draw:path>
          <draw:path draw:style-name="gr5" draw:text-style-name="P1" draw:layer="layout" svg:width="0.299cm" svg:height="2.999cm" svg:x="0.96cm" svg:y="13.659cm" svg:viewBox="0 0 300 3000" svg:d="m297 475c1 0 2 0 3 0v2525h-300v-3000h300v433c-1 0-2 0-3 0-9 0-17 9-17 21s8 21 17 21z">
            <text:p/>
          </draw:path>
          <draw:path draw:style-name="gr5" draw:text-style-name="P1" draw:layer="layout" svg:width="0.299cm" svg:height="2.999cm" svg:x="12.8cm" svg:y="13.659cm" svg:viewBox="0 0 300 3000" svg:d="m1 2621c10 0 18-10 18-22s-8-23-18-23c-1 0-1 0-1 0v-2576h300v3000h-300v-379z">
            <text:p/>
          </draw:path>
        </draw:g>
        <draw:path draw:style-name="gr5" draw:text-style-name="P1" draw:layer="layout" svg:width="4.993cm" svg:height="3.135cm" svg:x="27.769cm" svg:y="5.377cm" svg:viewBox="0 0 4994 3136" svg:d="m1006 3136v-300l-774-2c212-38 373-219 373-436 0-136-571-1393-605-2015-12-211 235-451 486-365 959 388 1169 483 1830 1248l21 408 319 1 21-408c661-765 871-860 1830-1248 251-86 498 154 486 365-34 622-605 1879-605 2015 0 217 161 398 373 436l-754 1-2 298z">
          <text:p/>
        </draw:path>
        <draw:path draw:style-name="gr5" draw:text-style-name="P1" draw:layer="layout" svg:width="4.99cm" svg:height="2.629cm" svg:x="34.518cm" svg:y="8.235cm" svg:viewBox="0 0 4991 2630" svg:d="m1000 2630v-300l-501-2c229-24 408-213 408-441 0-136-37-154-71-225-216-454-721-817-829-1258-54-221 216-404 454-404 23 0 45 2 66 5 611 230 1288 371 1784 693l10 386h349l10-386c496-322 1173-463 1784-693 21-3 43-5 66-5 238 0 508 183 454 404-108 441-613 804-829 1258-34 71-71 89-71 225 0 228 179 417 408 441l-502 1 1 299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cm" fo:page-height="3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Zing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Windows_x86 LibreOffice_project/e0fbe70-5879838-a0745b0-0cd1158-638b327</meta:generator>
    <dc:title>Zing</dc:title>
    <meta:creation-date>2010-11-06T23:56:33.53</meta:creation-date>
    <meta:editing-cycles>10</meta:editing-cycles>
    <meta:editing-duration>P1DT3H20M58S</meta:editing-duration>
    <dc:date>2012-10-02T19:04:02.38</dc:date>
    <meta:printed-by>Crab</meta:printed-by>
    <meta:print-date>2011-08-11T07:46:38.20</meta:print-date>
    <meta:document-statistic meta:object-count="33"/>
    <meta:user-defined meta:name="Info 1"/>
    <meta:user-defined meta:name="Info 2"/>
    <meta:user-defined meta:name="Info 3"/>
    <meta:user-defined meta:name="Info 4"/>
    <meta:template xlink:type="simple" xlink:actuate="onRequest" xlink:title="Zing" xlink:href="../../../../../Users/Crab/AppData/Roaming/OpenOffice.org/3/user/template/Zing1.otg" meta:date="2010-11-06T23:56:34"/>
  </office:meta>
</office:document-meta>
</file>